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6"/>
        <table:table-column table:style-name="ACOL-0" table:number-columns-repeated="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daratskay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MSU-1352</text:p>
          </table:table-cell>
          <table:table-cell table:style-name="ACE-0" office:value-type="float" office:value="68.870000000000005">
            <text:p>68.87</text:p>
          </table:table-cell>
          <table:table-cell table:style-name="ACE-0" office:value-type="float" office:value="66.780000000000001">
            <text:p>66.78</text:p>
          </table:table-cell>
          <table:table-cell table:style-name="ACE-0" office:value-type="float" office:value="10900">
            <text:p>10900</text:p>
          </table:table-cell>
          <table:table-cell table:style-name="ACE-0" office:value-type="float" office:value="184.00999999999999">
            <text:p>184.0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.1169601604354562">
            <text:p>1.11696</text:p>
          </table:table-cell>
          <table:table-cell table:style-name="ACE-0" office:value-type="float" office:value="1.1169601604354562">
            <text:p>1.1169602</text:p>
          </table:table-cell>
          <table:table-cell table:style-name="ACE-0" office:value-type="string">
            <text:p>Belova201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aydaratskaya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2468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75.349999999999994">
            <text:p>75.35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339.94">
            <text:p>339.94</text:p>
          </table:table-cell>
          <table:table-cell table:style-name="ACE-0" office:value-type="string">
            <text:p>peat layer above coastal sa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1.1169601604354562">
            <text:p>1.11696</text:p>
          </table:table-cell>
          <table:table-cell table:style-name="ACE-0" office:value-type="float" office:value="1.1169601604354562">
            <text:p>1.1169602</text:p>
          </table:table-cell>
          <table:table-cell table:style-name="ACE-0" office:value-type="string">
            <text:p>Grigorieva1987</text:p>
          </table:table-cell>
          <table:table-cell table:number-columns-repeated="240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6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3">
          <table:table-cell table:number-columns-repeated="256" table:style-name="ACE-0"/>
        </table:table-row>
        <table:table-row table:style-name="AROW-0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2" gnm:cursor-row="3">
          <gnm:selection gnm:start-col="12" gnm:start-row="3" gnm:end-col="12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0T08:41:1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